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 derivative Powerline" svg:font-family="'Ubuntu Mono derivative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017f5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33499" officeooo:paragraph-rsid="00033499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Ubuntu Mono derivative Powerline" officeooo:rsid="000522ed" officeooo:paragraph-rsid="00017f5c"/>
    </style:style>
    <style:style style:name="P4" style:family="paragraph" style:parent-style-name="Standard">
      <style:paragraph-properties fo:text-align="center" style:justify-single-word="false"/>
      <style:text-properties style:font-name="Ubuntu Mono derivative Powerline" fo:font-size="18pt" officeooo:rsid="000522ed" officeooo:paragraph-rsid="00017f5c" style:font-size-asian="15.75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033499" officeooo:paragraph-rsid="00033499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1cb692" officeooo:paragraph-rsid="001cb69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1d2587" officeooo:paragraph-rsid="001d258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1dcdb9" officeooo:paragraph-rsid="001dcdb9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245788" officeooo:paragraph-rsid="00245788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Ubuntu Mono derivative Powerline" fo:font-size="12pt" fo:font-weight="normal" officeooo:rsid="00260133" officeooo:paragraph-rsid="00260133" style:font-size-asian="10.5pt" style:font-weight-asian="normal" style:font-size-complex="12pt" style:font-weight-complex="normal"/>
    </style:style>
    <style:style style:name="P11" style:family="paragraph" style:parent-style-name="Horizontal_20_Line">
      <style:text-properties style:font-name="Ubuntu Mono derivative Powerline" officeooo:paragraph-rsid="00017f5c"/>
    </style:style>
    <style:style style:name="T1" style:family="text">
      <style:text-properties officeooo:rsid="00017f5c"/>
    </style:style>
    <style:style style:name="T2" style:family="text">
      <style:text-properties officeooo:rsid="001cb692"/>
    </style:style>
    <style:style style:name="T3" style:family="text">
      <style:text-properties officeooo:rsid="001d2587"/>
    </style:style>
    <style:style style:name="T4" style:family="text">
      <style:text-properties officeooo:rsid="001f9745"/>
    </style:style>
    <style:style style:name="T5" style:family="text">
      <style:text-properties officeooo:rsid="0026aabc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minic DiPasquale</text:p>
      <text:p text:style-name="P3">CS1567 Introduction to Machine Learning</text:p>
      <text:p text:style-name="P3">Professor Milos Hauskrecht</text:p>
      <text:p text:style-name="P11"/>
      <text:p text:style-name="P4">Problem Assignment <text:span text:style-name="T1">8</text:span></text:p>
      <text:p text:style-name="P1">Problem 1:</text:p>
      <text:list xml:id="list1991735493" text:style-name="L2">
        <text:list-item>
          <text:p text:style-name="P10">The computational cost involves 15 additions and 64 products for the blind. <text:span text:style-name="T5">Because we have a total of 6 nodes but need to of them giving us 4.</text:span></text:p>
        </text:list-item>
        <text:list-item>
          <text:p text:style-name="P10">If instead we interleave the sums and products we can bring the additions down to 9, and the products all the way down to 16. <text:span text:style-name="T5">This is much less computationally intensive.</text:span></text:p>
        </text:list-item>
      </text:list>
      <text:p text:style-name="P2">Problem 2:</text:p>
      <text:list xml:id="list1421329274" text:style-name="L1">
        <text:list-item>
          <text:p text:style-name="P5"><text:span text:style-name="T2">(all given that the patient has Pneumonia) </text:span><text:line-break/>ML estimate for fever is: T:0.900000, F:0.100000<text:line-break/>ML estimate for paleness is: T:0.700000, F:0.300000<text:line-break/>ML estimate for cough is: T:0.900000, F:0.100000<text:line-break/>ML estimate for highwbcount is: T:0.800000, F:0.200000</text:p>
          <text:p text:style-name="P7">(all given that the patient does not have pneumonia</text:p>
          <text:p text:style-name="P7">ML estimate for fever is: T:0.600000, F:0.400000</text:p>
          <text:p text:style-name="P7">ML estimate for paleness is: T:0.500000, F:0.500000</text:p>
          <text:p text:style-name="P7">ML estimate for cough is: T:0.100000, F:0.900000</text:p>
          <text:p text:style-name="P7">ML estimate for highwbcount is: T:0.500000, F:0.500000</text:p>
        </text:list-item>
        <text:list-item>
          <text:p text:style-name="P6">Given that the patient has a fever and a cough, but is not pale and does not have high wbcount the probability that they have pneumonia is <text:span text:style-name="T3">0</text:span>.<text:span text:style-name="T3">015283</text:span></text:p>
        </text:list-item>
        <text:list-item>
          <text:p text:style-name="P8">Given that the patient has a fever and a cough but we do not know if they are pale or what their wbcount is is: 0.018<text:span text:style-name="T4">621</text:span></text:p>
        </text:list-item>
        <text:list-item>
          <text:p text:style-name="P9">N/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 derivative Powerline" svg:font-family="'Ubuntu Mono derivative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1:27:03.447371000</meta:creation-date>
    <dc:date>2017-11-09T10:27:15.174269000</dc:date>
    <meta:editing-duration>PT11H4M10S</meta:editing-duration>
    <meta:editing-cycles>7</meta:editing-cycles>
    <meta:generator>LibreOffice/5.4.1.2$MacOSX_X86_64 LibreOffice_project/ea7cb86e6eeb2bf3a5af73a8f7777ac570321527</meta:generator>
    <meta:document-statistic meta:table-count="0" meta:image-count="0" meta:object-count="0" meta:page-count="1" meta:paragraph-count="17" meta:word-count="209" meta:character-count="1218" meta:non-whitespace-character-count="1031"/>
  </office:meta>
</office:document-meta>
</file>